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6fd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</text:span>apoléon <text:span text:style-name="T1">Hill</text:span> a dit quand </text:p>
      <text:p text:style-name="Standard">l'argent arrive en quantité connue sous </text:p>
      <text:p text:style-name="Standard">le nom de gros argent, </text:p>
      <text:p text:style-name="Standard">il se dirige vers celui qu'il accumule </text:p>
      <text:p text:style-name="Standard">aussi facilement que l'eau coule en </text:p>
      <text:p text:style-name="Standard">descente.</text:p>
      <text:p text:style-name="Standard"><text:span text:style-name="T1">Il dit aussi qu’</text:span>il existe un grand </text:p>
      <text:p text:style-name="Standard">courant de puissance qui peut être </text:p>
      <text:p text:style-name="Standard">comparé à une rivière.</text:p>
      <text:p text:style-name="Standard">sauf qu'à côté cool dans une direction </text:p>
      <text:p text:style-name="Standard">transportant tout ce qui entre de ce </text:p>
      <text:p text:style-name="Standard">côté du ruisseau en avant et en os vers </text:p>
      <text:p text:style-name="Standard">la richesse et l'autre côté cool dans la </text:p>
      <text:p text:style-name="Standard">direction opposée transportant tous ceux </text:p>
      <text:p text:style-name="Standard">qui ont le malheur d'entrée de ce côté </text:p>
      <text:p text:style-name="Standard">là et ils ne peuvent pas s'en dégager </text:p>
      <text:p text:style-name="Standard">vers la misère et la pauvreté </text:p>
      <text:p text:style-name="Standard"/>
      <text:p text:style-name="Standard"/>
      <text:p text:style-name="Standard">les leaders sont des lecteurs et vous le </text:p>
      <text:p text:style-name="Standard">savez aussi si vous écoutez ceci vous </text:p>
      <text:p text:style-name="Standard">connaissez le pouvoir de la lecture </text:p>
      <text:p text:style-name="Standard">et si quelqu'un peut lire 52 livres par </text:p>
      <text:p text:style-name="Standard">an il a un énorme avantage sur quelqu'un </text:p>
      <text:p text:style-name="Standard">qui ne lit que deux livres par an. </text:p>
      <text:p text:style-name="Standard">j'ai lu auparavant que la personne </text:p>
      <text:p text:style-name="Standard">moyenne ne lit seulement que quelques </text:p>
      <text:p text:style-name="Standard">livres par an tandis que le pdg moyen </text:p>
      <text:p text:style-name="Standard">liant fait quatre ou cinq livres par </text:p>
      <text:p text:style-name="Standard">mois donc la raison pour laquelle la </text:p>
      <text:p text:style-name="Standard">lecture est si puissante est que nous </text:p>
      <text:p text:style-name="Standard">vivons dans cette époque où le savoir n </text:p>
      <text:p text:style-name="Standard">est pas seulement synonyme de pouvoir </text:p>
      <text:p text:style-name="Standard">mais aussi de profits et je ne fais pas </text:p>
      <text:p text:style-name="Standard">référence uniquement au profit financier </text:p>
      <text:p text:style-name="Standard">qui est évident il y à un fossé entre </text:p>
      <text:p text:style-name="Standard">ceux qui savent et ceux qui ne savent </text:p>
      <text:p text:style-name="Standard">pas 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6T12:24:41.462000000</meta:creation-date>
    <dc:date>2020-10-16T17:30:45.892000000</dc:date>
    <meta:editing-duration>PT3H14M7S</meta:editing-duration>
    <meta:editing-cycles>1</meta:editing-cycles>
    <meta:document-statistic meta:table-count="0" meta:image-count="0" meta:object-count="0" meta:page-count="1" meta:paragraph-count="36" meta:word-count="238" meta:character-count="1264" meta:non-whitespace-character-count="1029"/>
    <meta:generator>LibreOffice/6.3.4.2$Windows_X86_64 LibreOffice_project/60da17e045e08f1793c57c00ba83cdfce946d0aa</meta:generator>
  </office:meta>
</office:document-meta>
</file>